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style:use-window-font-color="true" style:text-outline="false" style:text-line-through-style="none" style:font-name="Liberation Sans" fo:font-size="12pt" fo:letter-spacing="normal" fo:font-style="normal" fo:text-shadow="none" style:text-underline-style="none" fo:font-weight="normal" style:font-name-asian="Liberation Sans" style:font-size-asian="12pt" style:font-style-asian="normal" style:font-weight-asian="normal" style:font-name-complex="Liberation Sans" style:font-size-complex="12pt" style:font-style-complex="normal" style:font-weight-complex="normal" style:text-emphasize="none" style:text-overline-style="none" style:text-overline-color="font-color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LL-FLAT-NORMAL-NORMAL-DS45-FORK. Prints: ILIA</text:p>
      <text:p text:style-name="Standard">DOCUMENT NUMBER: 001</text:p>
      <text:p text:style-name="Standard"/>
      <text:p text:style-name="Standard"><draw:frame draw:style-name="fr1" draw:name="Объект1" text:anchor-type="paragraph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Объект2" text:anchor-type="paragraph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Standard"><draw:frame draw:style-name="fr1" draw:name="Объект3" text:anchor-type="paragraph" svg:width="16cm" svg:height="8.99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1" draw:name="Объект4" text:anchor-type="paragraph" svg:width="16cm" svg:height="8.99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Standard"><draw:frame draw:style-name="fr1" draw:name="Объект5" text:anchor-type="paragraph" svg:width="16cm" svg:height="8.999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draw:style-name="fr1" draw:name="Объект6" text:anchor-type="paragraph" svg:width="16cm" svg:height="8.999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Standard"><draw:frame draw:style-name="fr1" draw:name="Объект7" text:anchor-type="paragraph" svg:width="16cm" svg:height="8.999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draw:frame draw:style-name="fr1" draw:name="Объект8" text:anchor-type="paragraph" svg:width="16cm" svg:height="8.999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Standard"><draw:frame draw:style-name="fr1" draw:name="Объект9" text:anchor-type="paragraph" svg:width="16cm" svg:height="8.999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<draw:frame draw:style-name="fr1" draw:name="Объект10" text:anchor-type="paragraph" svg:width="16cm" svg:height="8.999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2">FRR+ROLL-FLAT-NORMAL-NORMAL-DS45-DS45</text:p>
      <text:p text:style-name="Standard"/>
      <text:p text:style-name="Standard"><draw:frame draw:style-name="fr1" draw:name="Объект11" text:anchor-type="paragraph" svg:width="16cm" svg:height="8.999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<draw:frame draw:style-name="fr1" draw:name="Объект12" text:anchor-type="paragraph" svg:width="16cm" svg:height="8.999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Standard"><draw:frame draw:style-name="fr1" draw:name="Объект13" text:anchor-type="paragraph" svg:width="16cm" svg:height="8.999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<draw:frame draw:style-name="fr1" draw:name="Объект14" text:anchor-type="paragraph" svg:width="16cm" svg:height="8.999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Standard"><draw:frame draw:style-name="fr1" draw:name="Объект15" text:anchor-type="paragraph" svg:width="16cm" svg:height="8.999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><draw:frame draw:style-name="fr1" draw:name="Объект16" text:anchor-type="paragraph" svg:width="16cm" svg:height="8.999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Standard"><draw:frame draw:style-name="fr1" draw:name="Объект17" text:anchor-type="paragraph" svg:width="16cm" svg:height="8.999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Standard"><draw:frame draw:style-name="fr1" draw:name="Объект18" text:anchor-type="paragraph" svg:width="16cm" svg:height="8.999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Standard"><draw:frame draw:style-name="fr1" draw:name="Объект19" text:anchor-type="paragraph" svg:width="16cm" svg:height="8.999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Standard"><draw:frame draw:style-name="fr1" draw:name="Объект20" text:anchor-type="paragraph" svg:width="16cm" svg:height="8.999cm" draw:z-index="19"><draw:object xlink:href="./Object 20" xlink:type="simple" xlink:show="embed" xlink:actuate="onLoad"/><draw:image xlink:href="./ObjectReplacements/Object 20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iner </meta:initial-creator>
    <meta:creation-date>2014-03-06T11:27:03</meta:creation-date>
    <dc:date>2014-03-06T11:31:15</dc:date>
    <dc:creator>Reiner </dc:creator>
    <meta:editing-duration>PT3M11S</meta:editing-duration>
    <meta:editing-cycles>10</meta:editing-cycles>
    <meta:generator>OpenOffice.org/3.4.1$Win32 OpenOffice.org_project/341m1$Build-9593</meta:generator>
    <meta:print-date>2014-03-06T11:36:02.14</meta:print-date>
    <meta:document-statistic meta:table-count="0" meta:image-count="0" meta:object-count="20" meta:page-count="10" meta:paragraph-count="3" meta:word-count="7" meta:character-count="10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249cm" svg:y="0.315cm" chart:style-name="ch2">
          <text:p>FRR LEFTINDEX</text:p>
        </chart:title>
        <chart:subtitle svg:x="4.33cm" svg:y="1.273cm" chart:style-name="ch3">
          <text:p>FRR+roll-flat-normal-normal-DS45-FORK</text:p>
        </chart:subtitle>
        <chart:legend chart:legend-position="end" svg:x="12.988cm" svg:y="4.187cm" style:legend-expansion="high" chart:style-name="ch4"/>
        <chart:plot-area chart:style-name="ch5" chart:data-source-has-labels="both" svg:x="1.357cm" svg:y="2.314cm" svg:width="10.993cm" svg:height="5.498cm">
          <chartooo:coordinate-region svg:x="2.269cm" svg:y="2.526cm" svg:width="9.563cm" svg:height="4.613cm"/>
          <chart:axis chart:dimension="x" chart:name="primary-x" chart:style-name="ch6" chartooo:axis-type="auto">
            <chartooo:date-scale/>
            <chart:title svg:x="6.346cm" svg:y="7.992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48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376">
                <text:p>0.037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932">
                <text:p>0.09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064cm" svg:y="0.315cm" chart:style-name="ch2">
          <text:p>FRR RIGHTTHUMB</text:p>
        </chart:title>
        <chart:subtitle svg:x="4.33cm" svg:y="1.273cm" chart:style-name="ch3">
          <text:p>FRR+roll-flat-normal-normal-DS45-FORK</text:p>
        </chart:subtitle>
        <chart:legend chart:legend-position="end" svg:x="12.988cm" svg:y="4.187cm" style:legend-expansion="high" chart:style-name="ch4"/>
        <chart:plot-area chart:style-name="ch5" chart:data-source-has-labels="both" svg:x="1.357cm" svg:y="2.314cm" svg:width="10.993cm" svg:height="5.498cm">
          <chartooo:coordinate-region svg:x="2.269cm" svg:y="2.526cm" svg:width="9.563cm" svg:height="4.613cm"/>
          <chart:axis chart:dimension="x" chart:name="primary-x" chart:style-name="ch6" chartooo:axis-type="auto">
            <chartooo:date-scale/>
            <chart:title svg:x="6.346cm" svg:y="7.992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48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992">
                <text:p>0.0992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184">
                <text:p>0.18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249cm" svg:y="0.315cm" chart:style-name="ch2">
          <text:p>FRR LEFTINDEX</text:p>
        </chart:title>
        <chart:subtitle svg:x="4.397cm" svg:y="1.273cm" chart:style-name="ch3">
          <text:p>FRR+roll-flat-normal-normal-DS45-DS45</text:p>
        </chart:subtitle>
        <chart:legend chart:legend-position="end" svg:x="12.988cm" svg:y="4.187cm" style:legend-expansion="high" chart:style-name="ch4"/>
        <chart:plot-area chart:style-name="ch5" chart:data-source-has-labels="both" svg:x="1.357cm" svg:y="2.314cm" svg:width="10.993cm" svg:height="5.498cm">
          <chartooo:coordinate-region svg:x="2.269cm" svg:y="2.526cm" svg:width="9.563cm" svg:height="4.613cm"/>
          <chart:axis chart:dimension="x" chart:name="primary-x" chart:style-name="ch6" chartooo:axis-type="auto">
            <chartooo:date-scale/>
            <chart:title svg:x="6.346cm" svg:y="7.992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48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65">
                <text:p>0.006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222cm" svg:y="0.315cm" chart:style-name="ch2">
          <text:p>FRR LEFTLITTLE</text:p>
        </chart:title>
        <chart:subtitle svg:x="4.397cm" svg:y="1.273cm" chart:style-name="ch3">
          <text:p>FRR+roll-flat-normal-normal-DS45-DS45</text:p>
        </chart:subtitle>
        <chart:legend chart:legend-position="end" svg:x="12.988cm" svg:y="4.187cm" style:legend-expansion="high" chart:style-name="ch4"/>
        <chart:plot-area chart:style-name="ch5" chart:data-source-has-labels="both" svg:x="1.357cm" svg:y="2.314cm" svg:width="10.993cm" svg:height="5.498cm">
          <chartooo:coordinate-region svg:x="2.269cm" svg:y="2.526cm" svg:width="9.563cm" svg:height="4.613cm"/>
          <chart:axis chart:dimension="x" chart:name="primary-x" chart:style-name="ch6" chartooo:axis-type="auto">
            <chartooo:date-scale/>
            <chart:title svg:x="6.346cm" svg:y="7.992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48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453">
                <text:p>0.045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09cm" svg:y="0.315cm" chart:style-name="ch2">
          <text:p>FRR LEFTMIDDLE</text:p>
        </chart:title>
        <chart:subtitle svg:x="4.397cm" svg:y="1.273cm" chart:style-name="ch3">
          <text:p>FRR+roll-flat-normal-normal-DS45-DS45</text:p>
        </chart:subtitle>
        <chart:legend chart:legend-position="end" svg:x="12.988cm" svg:y="4.187cm" style:legend-expansion="high" chart:style-name="ch4"/>
        <chart:plot-area chart:style-name="ch5" chart:data-source-has-labels="both" svg:x="1.357cm" svg:y="2.314cm" svg:width="10.993cm" svg:height="5.498cm">
          <chartooo:coordinate-region svg:x="2.269cm" svg:y="2.526cm" svg:width="9.563cm" svg:height="4.613cm"/>
          <chart:axis chart:dimension="x" chart:name="primary-x" chart:style-name="ch6" chartooo:axis-type="auto">
            <chartooo:date-scale/>
            <chart:title svg:x="6.346cm" svg:y="7.992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48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41">
                <text:p>0.004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394cm" svg:y="0.315cm" chart:style-name="ch2">
          <text:p>FRR LEFTRING</text:p>
        </chart:title>
        <chart:subtitle svg:x="4.397cm" svg:y="1.273cm" chart:style-name="ch3">
          <text:p>FRR+roll-flat-normal-normal-DS45-DS45</text:p>
        </chart:subtitle>
        <chart:legend chart:legend-position="end" svg:x="12.988cm" svg:y="4.187cm" style:legend-expansion="high" chart:style-name="ch4"/>
        <chart:plot-area chart:style-name="ch5" chart:data-source-has-labels="both" svg:x="1.357cm" svg:y="2.314cm" svg:width="10.993cm" svg:height="5.498cm">
          <chartooo:coordinate-region svg:x="2.269cm" svg:y="2.526cm" svg:width="9.563cm" svg:height="4.613cm"/>
          <chart:axis chart:dimension="x" chart:name="primary-x" chart:style-name="ch6" chartooo:axis-type="auto">
            <chartooo:date-scale/>
            <chart:title svg:x="6.346cm" svg:y="7.992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48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212">
                <text:p>0.021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83cm" svg:y="0.315cm" chart:style-name="ch2">
          <text:p>FRR LEFTTHUMB</text:p>
        </chart:title>
        <chart:subtitle svg:x="4.397cm" svg:y="1.273cm" chart:style-name="ch3">
          <text:p>FRR+roll-flat-normal-normal-DS45-DS45</text:p>
        </chart:subtitle>
        <chart:legend chart:legend-position="end" svg:x="12.988cm" svg:y="4.187cm" style:legend-expansion="high" chart:style-name="ch4"/>
        <chart:plot-area chart:style-name="ch5" chart:data-source-has-labels="both" svg:x="1.357cm" svg:y="2.314cm" svg:width="10.993cm" svg:height="5.498cm">
          <chartooo:coordinate-region svg:x="2.269cm" svg:y="2.526cm" svg:width="9.563cm" svg:height="4.613cm"/>
          <chart:axis chart:dimension="x" chart:name="primary-x" chart:style-name="ch6" chartooo:axis-type="auto">
            <chartooo:date-scale/>
            <chart:title svg:x="6.346cm" svg:y="7.992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48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531">
                <text:p>0.0531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1355">
                <text:p>0.1355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2457">
                <text:p>0.2457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3514">
                <text:p>0.351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3cm" svg:y="0.315cm" chart:style-name="ch2">
          <text:p>FRR RIGHTINDEX</text:p>
        </chart:title>
        <chart:subtitle svg:x="4.397cm" svg:y="1.273cm" chart:style-name="ch3">
          <text:p>FRR+roll-flat-normal-normal-DS45-DS45</text:p>
        </chart:subtitle>
        <chart:legend chart:legend-position="end" svg:x="12.988cm" svg:y="4.187cm" style:legend-expansion="high" chart:style-name="ch4"/>
        <chart:plot-area chart:style-name="ch5" chart:data-source-has-labels="both" svg:x="1.357cm" svg:y="2.314cm" svg:width="10.993cm" svg:height="5.498cm">
          <chartooo:coordinate-region svg:x="2.269cm" svg:y="2.526cm" svg:width="9.563cm" svg:height="4.613cm"/>
          <chart:axis chart:dimension="x" chart:name="primary-x" chart:style-name="ch6" chartooo:axis-type="auto">
            <chartooo:date-scale/>
            <chart:title svg:x="6.346cm" svg:y="7.992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48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269">
                <text:p>0.0269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755">
                <text:p>0.075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03cm" svg:y="0.315cm" chart:style-name="ch2">
          <text:p>FRR RIGHTLITTLE</text:p>
        </chart:title>
        <chart:subtitle svg:x="4.397cm" svg:y="1.273cm" chart:style-name="ch3">
          <text:p>FRR+roll-flat-normal-normal-DS45-DS45</text:p>
        </chart:subtitle>
        <chart:legend chart:legend-position="end" svg:x="12.988cm" svg:y="4.187cm" style:legend-expansion="high" chart:style-name="ch4"/>
        <chart:plot-area chart:style-name="ch5" chart:data-source-has-labels="both" svg:x="1.357cm" svg:y="2.314cm" svg:width="10.993cm" svg:height="5.498cm">
          <chartooo:coordinate-region svg:x="2.269cm" svg:y="2.526cm" svg:width="9.563cm" svg:height="4.613cm"/>
          <chart:axis chart:dimension="x" chart:name="primary-x" chart:style-name="ch6" chartooo:axis-type="auto">
            <chartooo:date-scale/>
            <chart:title svg:x="6.346cm" svg:y="7.992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48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502">
                <text:p>0.050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971cm" svg:y="0.315cm" chart:style-name="ch2">
          <text:p>FRR RIGHTMIDDLE</text:p>
        </chart:title>
        <chart:subtitle svg:x="4.397cm" svg:y="1.273cm" chart:style-name="ch3">
          <text:p>FRR+roll-flat-normal-normal-DS45-DS45</text:p>
        </chart:subtitle>
        <chart:legend chart:legend-position="end" svg:x="12.988cm" svg:y="4.187cm" style:legend-expansion="high" chart:style-name="ch4"/>
        <chart:plot-area chart:style-name="ch5" chart:data-source-has-labels="both" svg:x="1.357cm" svg:y="2.314cm" svg:width="10.993cm" svg:height="5.498cm">
          <chartooo:coordinate-region svg:x="2.269cm" svg:y="2.526cm" svg:width="9.563cm" svg:height="4.613cm"/>
          <chart:axis chart:dimension="x" chart:name="primary-x" chart:style-name="ch6" chartooo:axis-type="auto">
            <chartooo:date-scale/>
            <chart:title svg:x="6.346cm" svg:y="7.992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48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08">
                <text:p>0.000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275cm" svg:y="0.315cm" chart:style-name="ch2">
          <text:p>FRR RIGHTRING</text:p>
        </chart:title>
        <chart:subtitle svg:x="4.397cm" svg:y="1.273cm" chart:style-name="ch3">
          <text:p>FRR+roll-flat-normal-normal-DS45-DS45</text:p>
        </chart:subtitle>
        <chart:legend chart:legend-position="end" svg:x="12.988cm" svg:y="4.187cm" style:legend-expansion="high" chart:style-name="ch4"/>
        <chart:plot-area chart:style-name="ch5" chart:data-source-has-labels="both" svg:x="1.357cm" svg:y="2.314cm" svg:width="10.993cm" svg:height="5.498cm">
          <chartooo:coordinate-region svg:x="2.269cm" svg:y="2.526cm" svg:width="9.563cm" svg:height="4.613cm"/>
          <chart:axis chart:dimension="x" chart:name="primary-x" chart:style-name="ch6" chartooo:axis-type="auto">
            <chartooo:date-scale/>
            <chart:title svg:x="6.346cm" svg:y="7.992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48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222cm" svg:y="0.315cm" chart:style-name="ch2">
          <text:p>FRR LEFTLITTLE</text:p>
        </chart:title>
        <chart:subtitle svg:x="4.33cm" svg:y="1.273cm" chart:style-name="ch3">
          <text:p>FRR+roll-flat-normal-normal-DS45-FORK</text:p>
        </chart:subtitle>
        <chart:legend chart:legend-position="end" svg:x="12.988cm" svg:y="4.187cm" style:legend-expansion="high" chart:style-name="ch4"/>
        <chart:plot-area chart:style-name="ch5" chart:data-source-has-labels="both" svg:x="1.357cm" svg:y="2.314cm" svg:width="10.993cm" svg:height="5.498cm">
          <chartooo:coordinate-region svg:x="2.269cm" svg:y="2.526cm" svg:width="9.563cm" svg:height="4.613cm"/>
          <chart:axis chart:dimension="x" chart:name="primary-x" chart:style-name="ch6" chartooo:axis-type="auto">
            <chartooo:date-scale/>
            <chart:title svg:x="6.346cm" svg:y="7.992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48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904">
                <text:p>0.090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1656">
                <text:p>0.16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064cm" svg:y="0.315cm" chart:style-name="ch2">
          <text:p>FRR RIGHTTHUMB</text:p>
        </chart:title>
        <chart:subtitle svg:x="4.397cm" svg:y="1.273cm" chart:style-name="ch3">
          <text:p>FRR+roll-flat-normal-normal-DS45-DS45</text:p>
        </chart:subtitle>
        <chart:legend chart:legend-position="end" svg:x="12.988cm" svg:y="4.187cm" style:legend-expansion="high" chart:style-name="ch4"/>
        <chart:plot-area chart:style-name="ch5" chart:data-source-has-labels="both" svg:x="1.357cm" svg:y="2.314cm" svg:width="10.993cm" svg:height="5.498cm">
          <chartooo:coordinate-region svg:x="2.269cm" svg:y="2.314cm" svg:width="9.563cm" svg:height="4.825cm"/>
          <chart:axis chart:dimension="x" chart:name="primary-x" chart:style-name="ch6" chartooo:axis-type="auto">
            <chartooo:date-scale/>
            <chart:title svg:x="6.346cm" svg:y="7.992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48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469">
                <text:p>0.0469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1335">
                <text:p>0.1335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2171">
                <text:p>0.2171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2988">
                <text:p>0.298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3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09cm" svg:y="0.315cm" chart:style-name="ch2">
          <text:p>FRR LEFTMIDDLE</text:p>
        </chart:title>
        <chart:subtitle svg:x="4.33cm" svg:y="1.273cm" chart:style-name="ch3">
          <text:p>FRR+roll-flat-normal-normal-DS45-FORK</text:p>
        </chart:subtitle>
        <chart:legend chart:legend-position="end" svg:x="12.988cm" svg:y="4.187cm" style:legend-expansion="high" chart:style-name="ch4"/>
        <chart:plot-area chart:style-name="ch5" chart:data-source-has-labels="both" svg:x="1.493cm" svg:y="2.198cm" svg:width="11.015cm" svg:height="5.557cm">
          <chartooo:coordinate-region svg:x="2.405cm" svg:y="2.41cm" svg:width="9.585cm" svg:height="4.672cm"/>
          <chart:axis chart:dimension="x" chart:name="primary-x" chart:style-name="ch6" chartooo:axis-type="auto">
            <chartooo:date-scale/>
            <chart:title svg:x="6.493cm" svg:y="7.935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587cm" svg:y="5.7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1076">
                <text:p>0.107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2352">
                <text:p>0.23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394cm" svg:y="0.315cm" chart:style-name="ch2">
          <text:p>FRR LEFTRING</text:p>
        </chart:title>
        <chart:subtitle svg:x="4.33cm" svg:y="1.273cm" chart:style-name="ch3">
          <text:p>FRR+roll-flat-normal-normal-DS45-FORK</text:p>
        </chart:subtitle>
        <chart:legend chart:legend-position="end" svg:x="12.988cm" svg:y="4.187cm" style:legend-expansion="high" chart:style-name="ch4"/>
        <chart:plot-area chart:style-name="ch5" chart:data-source-has-labels="both" svg:x="1.357cm" svg:y="2.314cm" svg:width="10.993cm" svg:height="5.498cm">
          <chartooo:coordinate-region svg:x="2.269cm" svg:y="2.314cm" svg:width="9.563cm" svg:height="4.825cm"/>
          <chart:axis chart:dimension="x" chart:name="primary-x" chart:style-name="ch6" chartooo:axis-type="auto">
            <chartooo:date-scale/>
            <chart:title svg:x="6.346cm" svg:y="7.992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48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2564">
                <text:p>0.256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4748">
                <text:p>0.47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83cm" svg:y="0.315cm" chart:style-name="ch2">
          <text:p>FRR LEFTTHUMB</text:p>
        </chart:title>
        <chart:subtitle svg:x="4.33cm" svg:y="1.273cm" chart:style-name="ch3">
          <text:p>FRR+roll-flat-normal-normal-DS45-FORK</text:p>
        </chart:subtitle>
        <chart:legend chart:legend-position="end" svg:x="12.988cm" svg:y="4.187cm" style:legend-expansion="high" chart:style-name="ch4"/>
        <chart:plot-area chart:style-name="ch5" chart:data-source-has-labels="both" svg:x="1.357cm" svg:y="2.314cm" svg:width="10.993cm" svg:height="5.498cm">
          <chartooo:coordinate-region svg:x="2.084cm" svg:y="2.526cm" svg:width="9.748cm" svg:height="4.613cm"/>
          <chart:axis chart:dimension="x" chart:name="primary-x" chart:style-name="ch6" chartooo:axis-type="auto">
            <chartooo:date-scale/>
            <chart:title svg:x="6.346cm" svg:y="7.992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6">
            <chart:title svg:x="0.451cm" svg:y="5.848cm" chart:style-name="ch9">
              <text:p>Значение</text:p>
            </chart:title>
            <chart:grid chart:style-name="ch8" chart:class="major"/>
          </chart:axis>
          <chart:series chart:style-name="ch10" chart:values-cell-range-address="local-table.$B$2:.$B$5" chart:label-cell-address="local-table.$B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7056">
                <text:p>0.705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8072">
                <text:p>0.80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6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3cm" svg:y="0.315cm" chart:style-name="ch2">
          <text:p>FRR RIGHTINDEX</text:p>
        </chart:title>
        <chart:subtitle svg:x="4.33cm" svg:y="1.273cm" chart:style-name="ch3">
          <text:p>FRR+roll-flat-normal-normal-DS45-FORK</text:p>
        </chart:subtitle>
        <chart:legend chart:legend-position="end" svg:x="12.988cm" svg:y="4.187cm" style:legend-expansion="high" chart:style-name="ch4"/>
        <chart:plot-area chart:style-name="ch5" chart:data-source-has-labels="both" svg:x="1.357cm" svg:y="2.314cm" svg:width="10.993cm" svg:height="5.498cm">
          <chartooo:coordinate-region svg:x="2.269cm" svg:y="2.422cm" svg:width="9.563cm" svg:height="4.717cm"/>
          <chart:axis chart:dimension="x" chart:name="primary-x" chart:style-name="ch6" chartooo:axis-type="auto">
            <chartooo:date-scale/>
            <chart:title svg:x="6.346cm" svg:y="7.992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48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496">
                <text:p>0.0496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1612">
                <text:p>0.1612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3228">
                <text:p>0.3228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5052">
                <text:p>0.50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03cm" svg:y="0.315cm" chart:style-name="ch2">
          <text:p>FRR RIGHTLITTLE</text:p>
        </chart:title>
        <chart:subtitle svg:x="4.33cm" svg:y="1.273cm" chart:style-name="ch3">
          <text:p>FRR+roll-flat-normal-normal-DS45-FORK</text:p>
        </chart:subtitle>
        <chart:legend chart:legend-position="end" svg:x="12.988cm" svg:y="4.187cm" style:legend-expansion="high" chart:style-name="ch4"/>
        <chart:plot-area chart:style-name="ch5" chart:data-source-has-labels="both" svg:x="1.357cm" svg:y="2.314cm" svg:width="10.993cm" svg:height="5.498cm">
          <chartooo:coordinate-region svg:x="2.269cm" svg:y="2.526cm" svg:width="9.563cm" svg:height="4.613cm"/>
          <chart:axis chart:dimension="x" chart:name="primary-x" chart:style-name="ch6" chartooo:axis-type="auto">
            <chartooo:date-scale/>
            <chart:title svg:x="6.346cm" svg:y="7.992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48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892">
                <text:p>0.08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3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971cm" svg:y="0.315cm" chart:style-name="ch2">
          <text:p>FRR RIGHTMIDDLE</text:p>
        </chart:title>
        <chart:subtitle svg:x="4.33cm" svg:y="1.273cm" chart:style-name="ch3">
          <text:p>FRR+roll-flat-normal-normal-DS45-FORK</text:p>
        </chart:subtitle>
        <chart:legend chart:legend-position="end" svg:x="12.988cm" svg:y="4.187cm" style:legend-expansion="high" chart:style-name="ch4"/>
        <chart:plot-area chart:style-name="ch5" chart:data-source-has-labels="both" svg:x="1.357cm" svg:y="2.314cm" svg:width="10.993cm" svg:height="5.498cm">
          <chartooo:coordinate-region svg:x="2.269cm" svg:y="2.314cm" svg:width="9.563cm" svg:height="4.825cm"/>
          <chart:axis chart:dimension="x" chart:name="primary-x" chart:style-name="ch6" chartooo:axis-type="auto">
            <chartooo:date-scale/>
            <chart:title svg:x="6.346cm" svg:y="7.992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48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352">
                <text:p>0.0352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1004">
                <text:p>0.100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21">
                <text:p>0.2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275cm" svg:y="0.315cm" chart:style-name="ch2">
          <text:p>FRR RIGHTRING</text:p>
        </chart:title>
        <chart:subtitle svg:x="4.33cm" svg:y="1.273cm" chart:style-name="ch3">
          <text:p>FRR+roll-flat-normal-normal-DS45-FORK</text:p>
        </chart:subtitle>
        <chart:legend chart:legend-position="end" svg:x="12.988cm" svg:y="4.187cm" style:legend-expansion="high" chart:style-name="ch4"/>
        <chart:plot-area chart:style-name="ch5" chart:data-source-has-labels="both" svg:x="1.357cm" svg:y="2.314cm" svg:width="10.993cm" svg:height="5.498cm">
          <chartooo:coordinate-region svg:x="2.269cm" svg:y="2.526cm" svg:width="9.563cm" svg:height="4.613cm"/>
          <chart:axis chart:dimension="x" chart:name="primary-x" chart:style-name="ch6" chartooo:axis-type="auto">
            <chartooo:date-scale/>
            <chart:title svg:x="6.346cm" svg:y="7.992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48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696">
                <text:p>0.069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1532">
                <text:p>0.15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